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25d4" officeooo:paragraph-rsid="001925d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41469" officeooo:paragraph-rsid="002414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41469" officeooo:paragraph-rsid="0024146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ac566" officeooo:paragraph-rsid="001ac56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b8de3" officeooo:paragraph-rsid="001b8de3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ccbfb" officeooo:paragraph-rsid="001ccbfb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df443" officeooo:paragraph-rsid="001df443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22f986" officeooo:paragraph-rsid="0022f986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241469" officeooo:paragraph-rsid="0024146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925d4" officeooo:paragraph-rsid="001925d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617fc" officeooo:paragraph-rsid="003617f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6cf48" officeooo:paragraph-rsid="001925d4" style:font-weight-asian="bold" style:font-weight-complex="bold"/>
    </style:style>
    <style:style style:name="P13" style:family="paragraph" style:parent-style-name="Standard">
      <style:text-properties fo:color="#000000" loext:opacity="100%" style:font-name="Consolas" fo:font-size="9.5pt" style:font-size-asian="9.5pt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36cf48" style:font-size-asian="12pt" style:font-size-complex="12pt"/>
    </style:style>
    <style:style style:name="T1" style:family="text">
      <style:text-properties officeooo:rsid="001ac566"/>
    </style:style>
    <style:style style:name="T2" style:family="text">
      <style:text-properties officeooo:rsid="001f51ab"/>
    </style:style>
    <style:style style:name="T3" style:family="text">
      <style:text-properties officeooo:rsid="0025a229"/>
    </style:style>
    <style:style style:name="T4" style:family="text">
      <style:text-properties officeooo:rsid="0025f013"/>
    </style:style>
    <style:style style:name="T5" style:family="text">
      <style:text-properties officeooo:rsid="0027e21f"/>
    </style:style>
    <style:style style:name="T6" style:family="text">
      <style:text-properties officeooo:rsid="0028ad1f"/>
    </style:style>
    <style:style style:name="T7" style:family="text">
      <style:text-properties officeooo:rsid="0029a8a3"/>
    </style:style>
    <style:style style:name="T8" style:family="text">
      <style:text-properties officeooo:rsid="002c1e21"/>
    </style:style>
    <style:style style:name="T9" style:family="text">
      <style:text-properties officeooo:rsid="002db5e3"/>
    </style:style>
    <style:style style:name="T10" style:family="text">
      <style:text-properties officeooo:rsid="0031b617"/>
    </style:style>
    <style:style style:name="T11" style:family="text">
      <style:text-properties officeooo:rsid="00331b64"/>
    </style:style>
    <style:style style:name="T12" style:family="text">
      <style:text-properties officeooo:rsid="0034d069"/>
    </style:style>
    <style:style style:name="T13" style:family="text">
      <style:text-properties officeooo:rsid="0035f280"/>
    </style:style>
    <style:style style:name="T14" style:family="text">
      <style:text-properties fo:color="#000000" loext:opacity="100%" style:font-name="Consolas" fo:font-size="9.5pt" style:font-size-asian="9.5pt"/>
    </style:style>
    <style:style style:name="T15" style:family="text">
      <style:text-properties fo:color="#000000" loext:opacity="100%" style:font-name="Consolas" fo:font-size="9.5pt" officeooo:rsid="0036cf48" style:font-size-asian="9.5pt"/>
    </style:style>
    <style:style style:name="T16" style:family="text">
      <style:text-properties fo:color="#000000" loext:opacity="100%" style:font-name="Consolas" fo:font-size="9.5pt" fo:font-weight="bold" officeooo:rsid="003617fc" style:font-size-asian="9.5pt" style:font-weight-asian="bold" style:font-weight-complex="bold"/>
    </style:style>
    <style:style style:name="T17" style:family="text">
      <style:text-properties fo:color="#000000" loext:opacity="100%" style:font-name="Consolas" fo:font-size="9.5pt" fo:font-weight="bold" officeooo:rsid="0036cf48" style:font-size-asian="9.5pt" style:font-weight-asian="bold" style:font-weight-complex="bold"/>
    </style:style>
    <style:style style:name="T18" style:family="text">
      <style:text-properties fo:color="#000000" loext:opacity="100%" style:font-name="Consolas" fo:font-size="9.5pt" fo:font-weight="bold" officeooo:rsid="00371caf" style:font-size-asian="9.5pt" style:font-weight-asian="bold" style:font-weight-complex="bold"/>
    </style:style>
    <style:style style:name="T19" style:family="text">
      <style:text-properties fo:color="#000000" loext:opacity="100%" style:font-name="Consolas" fo:font-weight="bold" officeooo:rsid="003617fc" style:font-weight-asian="bold" style:font-weight-complex="bold"/>
    </style:style>
    <style:style style:name="T20" style:family="text">
      <style:text-properties fo:color="#000000" loext:opacity="100%" style:font-name="Consolas" fo:font-weight="bold" officeooo:rsid="0036cf48" style:font-weight-asian="bold" style:font-weight-complex="bold"/>
    </style:style>
    <style:style style:name="T21" style:family="text">
      <style:text-properties fo:color="#000000" loext:opacity="100%" style:font-name="Consolas" fo:font-weight="bold" officeooo:rsid="00371caf" style:font-weight-asian="bold" style:font-weight-complex="bold"/>
    </style:style>
    <style:style style:name="T22" style:family="text">
      <style:text-properties fo:color="#000000" loext:opacity="100%" style:font-name="Consolas" fo:font-size="12pt" style:font-size-asian="12pt" style:font-size-complex="12pt"/>
    </style:style>
    <style:style style:name="T23" style:family="text">
      <style:text-properties fo:color="#0000ff" loext:opacity="100%" style:font-name="Consolas" fo:font-size="9.5pt" style:font-size-asian="9.5pt"/>
    </style:style>
    <style:style style:name="T24" style:family="text">
      <style:text-properties fo:color="#2b91af" loext:opacity="100%" style:font-name="Consolas" fo:font-size="9.5pt" style:font-size-asian="9.5pt"/>
    </style:style>
    <style:style style:name="T25" style:family="text">
      <style:text-properties fo:color="#a31515" loext:opacity="100%" style:font-name="Consolas" fo:font-size="9.5pt" style:font-size-asian="9.5pt"/>
    </style:style>
    <style:style style:name="T26" style:family="text">
      <style:text-properties fo:color="#008000" loext:opacity="100%" style:font-name="Consolas" fo:font-size="9.5pt" style:font-size-asian="9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PPER <text:span text:style-name="T1">VS ENTITY FRAMEWORK</text:span></text:p>
      <text:p text:style-name="P1"/>
      <text:list text:style-name="L1">
        <text:list-item>
          <text:p text:style-name="P4">Dapper is micro <text:span text:style-name="T10">ORM</text:span> while ef is full-fleged <text:span text:style-name="T11">ORM</text:span></text:p>
        </text:list-item>
        <text:list-item>
          <text:p text:style-name="P4">Preferred by companies with dba’s or dev who prefer writing sql queries and it’s not abstracted, while ef, preferred by dev who love to code on c# &amp; not worry about writing sql.</text:p>
        </text:list-item>
        <text:list-item>
          <text:p text:style-name="P5">Dapper is faster than EF core, EF is slower than Dapper, but not altogether.</text:p>
        </text:list-item>
        <text:list-item>
          <text:p text:style-name="P5">Performance is priority in Dapper, EF core priors productivity like automatic manging of transactions and rollbacks.</text:p>
        </text:list-item>
        <text:list-item>
          <text:p text:style-name="P6">Dapper : Development time is longer</text:p>
          <text:p text:style-name="P6">EF : Faster Development than dapper.</text:p>
        </text:list-item>
        <text:list-item>
          <text:p text:style-name="P7">Dapper has easy learning curve, <text:span text:style-name="T2">EF has difficult learning Curve as well.</text:span></text:p>
        </text:list-item>
        <text:list-item>
          <text:p text:style-name="P8">Dapper : Stored Procedure <text:s/>and Views Friendly</text:p>
          <text:p text:style-name="P9">EF : Stored Procedure and Views are not that simple with EF.</text:p>
        </text:list-item>
      </text:list>
      <text:p text:style-name="P3"/>
      <text:p text:style-name="P2"><text:tab/><text:tab/><text:tab/><text:tab/><text:tab/><text:span text:style-name="T9">Which One To Use ?</text:span></text:p>
      <text:p text:style-name="P3"><text:tab/><text:span text:style-name="T3">For performance critical projects :- </text:span><text:span text:style-name="T4">Dapper</text:span></text:p>
      <text:p text:style-name="P3"><text:tab/><text:span text:style-name="T4">Else : EF</text:span></text:p>
      <text:p text:style-name="P3"/>
      <text:p text:style-name="P3"><text:span text:style-name="T7"><text:tab/>NOTE : </text:span><text:span text:style-name="T12">C</text:span><text:span text:style-name="T8">an </text:span><text:span text:style-name="T5">be used together like data retrieval using dapper </text:span><text:span text:style-name="T6">and everything else <text:tab/>using EF. </text:span><text:span text:style-name="T12">Beacuse Data Retrival is fast in Dapper.</text:span></text:p>
      <text:p text:style-name="P1"/>
      <text:p text:style-name="P10"><text:tab/><text:span text:style-name="T13">Demo Code</text:span></text:p>
      <text:p text:style-name="P12"/>
      <text:p text:style-name="P14"><text:span text:style-name="T19">This is </text:span><text:span text:style-name="T20">the DB context file to provide session </text:span><text:span text:style-name="T21">connection</text:span><text:span text:style-name="T20"> with database</text:span></text:p>
      <text:p text:style-name="P10"><text:span text:style-name="T14"><text:s/></text:span><text:span text:style-name="T23">public</text:span><text:span text:style-name="T14"> </text:span><text:span text:style-name="T23">class</text:span><text:span text:style-name="T14"> </text:span><text:span text:style-name="T24">DapperDBContext</text:span></text:p>
      <text:p text:style-name="Standard"><text:span text:style-name="T14"><text:s text:c="4"/>{</text:span></text:p>
      <text:p text:style-name="Standard"><text:span text:style-name="T14"><text:s text:c="8"/></text:span><text:span text:style-name="T23">private</text:span><text:span text:style-name="T14"> </text:span><text:span text:style-name="T23">readonly</text:span><text:span text:style-name="T14"> IConfiguration configuration;</text:span></text:p>
      <text:p text:style-name="Standard"><text:span text:style-name="T14"><text:s text:c="8"/></text:span><text:span text:style-name="T23">private</text:span><text:span text:style-name="T14"> </text:span><text:span text:style-name="T23">readonly</text:span><text:span text:style-name="T14"> </text:span><text:span text:style-name="T23">string</text:span><text:span text:style-name="T14"> dbUrl;</text:span></text:p>
      <text:p text:style-name="P13"/>
      <text:p text:style-name="Standard"><text:span text:style-name="T14"><text:s text:c="8"/></text:span><text:span text:style-name="T23">public</text:span><text:span text:style-name="T14"> </text:span><text:span text:style-name="T24">DapperDBContext</text:span><text:span text:style-name="T14">(IConfiguration configuration)</text:span></text:p>
      <text:p text:style-name="Standard"><text:span text:style-name="T14"><text:s text:c="8"/>{</text:span></text:p>
      <text:p text:style-name="Standard"><text:span text:style-name="T14"><text:s text:c="12"/></text:span><text:span text:style-name="T23">this</text:span><text:span text:style-name="T14">.configuration = configuration;</text:span></text:p>
      <text:p text:style-name="Standard"><text:span text:style-name="T14"><text:s text:c="12"/>dbUrl = </text:span><text:span text:style-name="T23">this</text:span><text:span text:style-name="T14">.configuration.GetConnectionString(</text:span><text:span text:style-name="T25">"defaultConnection"</text:span><text:span text:style-name="T14">);</text:span></text:p>
      <text:p text:style-name="Standard"><text:span text:style-name="T14"><text:s text:c="8"/>}</text:span></text:p>
      <text:p text:style-name="P13"/>
      <text:p text:style-name="Standard"><text:span text:style-name="T14"><text:s text:c="8"/></text:span><text:span text:style-name="T23">public</text:span><text:span text:style-name="T14"> IDbConnection CreateConenction() =&gt; </text:span><text:span text:style-name="T23">new</text:span><text:span text:style-name="T14"> SqlConnection(dbUrl); <text:s text:c="7"/></text:span></text:p>
      <text:p text:style-name="P10"><text:span text:style-name="T14"><text:s text:c="4"/>}</text:span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1"><text:span text:style-name="T14">T</text:span><text:span text:style-name="T22">his is in the EmployeeRepo File</text:span></text:p>
      <text:p text:style-name="P10"><text:span text:style-name="T14"/></text:p>
      <text:p text:style-name="P10"><text:span text:style-name="T23">public</text:span><text:span text:style-name="T14"> </text:span><text:span text:style-name="T23">async</text:span><text:span text:style-name="T14"> Task&lt;</text:span><text:span text:style-name="T23">string</text:span><text:span text:style-name="T14">&gt; Create(Employee employee)</text:span></text:p>
      <text:p text:style-name="Standard"><text:span text:style-name="T14"><text:s text:c="8"/>{</text:span></text:p>
      <text:p text:style-name="Standard"><text:span text:style-name="T14"><text:s text:c="12"/></text:span><text:span text:style-name="T23">string</text:span><text:span text:style-name="T14"> response = </text:span><text:span text:style-name="T23">string</text:span><text:span text:style-name="T14">.Empty;</text:span></text:p>
      <text:p text:style-name="Standard"><text:span text:style-name="T14"><text:s text:c="12"/></text:span><text:span text:style-name="T23">string</text:span><text:span text:style-name="T14"> query = </text:span><text:span text:style-name="T25">"INSERT INTO Employees(Name, Designation, Code) Values(@name, <text:tab/><text:tab/><text:tab/><text:tab/><text:tab/><text:tab/><text:tab/> <text:s/>@designation, @code)"</text:span><text:span text:style-name="T14">;</text:span></text:p>
      <text:p text:style-name="P13"/>
      <text:p text:style-name="Standard"><text:span text:style-name="T14"><text:s text:c="12"/></text:span><text:span text:style-name="T23">var</text:span><text:span text:style-name="T14"> parameter = </text:span><text:span text:style-name="T23">new</text:span><text:span text:style-name="T14"> DynamicParameters(); </text:span><text:span text:style-name="T26">// from dapper package</text:span></text:p>
      <text:p text:style-name="P13"/>
      <text:p text:style-name="Standard"><text:span text:style-name="T14"><text:s text:c="12"/>parameter.Add(</text:span><text:span text:style-name="T25">"Name"</text:span><text:span text:style-name="T14">, employee.Name, DbType.String);</text:span></text:p>
      <text:p text:style-name="Standard"><text:span text:style-name="T14"><text:s text:c="12"/>parameter.Add(</text:span><text:span text:style-name="T25">"Designation"</text:span><text:span text:style-name="T14">, employee.Designation, DbType.String);</text:span></text:p>
      <text:p text:style-name="Standard"><text:span text:style-name="T14"><text:s text:c="12"/>parameter.Add(</text:span><text:span text:style-name="T25">"Code"</text:span><text:span text:style-name="T14">, employee.Code, DbType.String);</text:span></text:p>
      <text:p text:style-name="P13"/>
      <text:p text:style-name="Standard"><text:span text:style-name="T14"><text:s text:c="12"/></text:span><text:span text:style-name="T23">using</text:span><text:span text:style-name="T14"> (</text:span><text:span text:style-name="T23">var</text:span><text:span text:style-name="T14"> connection = </text:span><text:span text:style-name="T23">this</text:span><text:span text:style-name="T14">.context.CreateConenction())</text:span></text:p>
      <text:p text:style-name="Standard"><text:span text:style-name="T14"><text:s text:c="16"/></text:span><text:span text:style-name="T23">await</text:span><text:span text:style-name="T14"> connection.QueryAsync(query, parameter);</text:span></text:p>
      <text:p text:style-name="Standard"><text:span text:style-name="T14"><text:s text:c="16"/>response = </text:span><text:span text:style-name="T25">"created"</text:span><text:span text:style-name="T14">;</text:span></text:p>
      <text:p text:style-name="Standard"><text:span text:style-name="T14"><text:s text:c="16"/></text:span><text:span text:style-name="T23">return</text:span><text:span text:style-name="T14"> response;</text:span></text:p>
      <text:p text:style-name="P10"><text:span text:style-name="T14"><text:s text:c="8"/>}</text:span></text:p>
      <text:p text:style-name="P10"><text:soft-page-break/><text:span text:style-name="T14"/></text:p>
      <text:p text:style-name="P10"><text:span text:style-name="T14"><text:s/></text:span><text:span text:style-name="T23">public</text:span><text:span text:style-name="T14"> </text:span><text:span text:style-name="T23">async</text:span><text:span text:style-name="T14"> Task&lt;Employee&gt; GetbyCode(</text:span><text:span text:style-name="T23">string</text:span><text:span text:style-name="T14"> code)</text:span></text:p>
      <text:p text:style-name="Standard"><text:span text:style-name="T14"><text:s text:c="8"/>{</text:span></text:p>
      <text:p text:style-name="Standard"><text:span text:style-name="T14"><text:s text:c="12"/></text:span><text:span text:style-name="T23">string</text:span><text:span text:style-name="T14"> query = </text:span><text:span text:style-name="T25">"SELECT * FROM Employees WHERE code = @code"</text:span><text:span text:style-name="T14">;</text:span></text:p>
      <text:p text:style-name="Standard"><text:span text:style-name="T14"><text:s text:c="12"/></text:span><text:span text:style-name="T23">using</text:span><text:span text:style-name="T14"> (</text:span><text:span text:style-name="T23">var</text:span><text:span text:style-name="T14"> connection = context.CreateConenction())</text:span></text:p>
      <text:p text:style-name="Standard"><text:span text:style-name="T14"><text:s text:c="12"/>{</text:span></text:p>
      <text:p text:style-name="Standard"><text:span text:style-name="T14"><text:s text:c="16"/></text:span><text:span text:style-name="T23">var</text:span><text:span text:style-name="T14"> emp = </text:span><text:span text:style-name="T23">await</text:span><text:span text:style-name="T14"> connection.QueryFirstOrDefaultAsync&lt;Employee&gt;(query, </text:span><text:span text:style-name="T23">new</text:span><text:span text:style-name="T14"> <text:tab/><text:tab/><text:tab/><text:tab/><text:tab/><text:tab/><text:tab/><text:tab/><text:tab/><text:tab/><text:tab/> <text:s text:c="2"/>{ code });</text:span></text:p>
      <text:p text:style-name="Standard"><text:span text:style-name="T14"><text:s text:c="16"/></text:span><text:span text:style-name="T23">return</text:span><text:span text:style-name="T14"> emp;</text:span></text:p>
      <text:p text:style-name="Standard"><text:span text:style-name="T14"><text:s text:c="12"/>}</text:span></text:p>
      <text:p text:style-name="P10"><text:span text:style-name="T14"><text:s text:c="8"/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8:17:56.203000000</meta:creation-date>
    <dc:date>2024-08-14T15:34:27.726000000</dc:date>
    <meta:editing-duration>PT5H29M2S</meta:editing-duration>
    <meta:editing-cycles>3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50" meta:word-count="304" meta:character-count="2524" meta:non-whitespace-character-count="1911"/>
  </office:meta>
</office:document-meta>
</file>